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E1B4D3AC6528AC8068.png" manifest:media-type="image/png"/>
  <manifest:file-entry manifest:full-path="Pictures/10000000000000D9000000E9AD614C1BC1E19229.png" manifest:media-type="image/png"/>
  <manifest:file-entry manifest:full-path="Pictures/1000000000000110000000B96546179676F7A1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8.4cm" svg:height="16.2cm" svg:x="0cm" svg:y="0.1cm">
            <draw:image xlink:href="Pictures/10000000000000D9000000E9AD614C1BC1E19229.png" xlink:type="simple" xlink:show="embed" xlink:actuate="onLoad">
              <text:p/>
            </draw:image>
          </draw:frame>
          <draw:frame draw:style-name="gr1" draw:text-style-name="P1" draw:layer="layout" svg:width="4.255cm" svg:height="2.894cm" svg:x="14.046cm" svg:y="7.2cm">
            <draw:image xlink:href="Pictures/1000000000000110000000B96546179676F7A1F3.png" xlink:type="simple" xlink:show="embed" xlink:actuate="onLoad">
              <text:p/>
            </draw:image>
          </draw:frame>
          <draw:frame draw:style-name="gr1" draw:text-style-name="P1" draw:layer="layout" svg:width="4.255cm" svg:height="2.894cm" svg:x="9.745cm" svg:y="7.2cm">
            <draw:image xlink:href="Pictures/1000000000000110000000B96546179676F7A1F3.png" xlink:type="simple" xlink:show="embed" xlink:actuate="onLoad">
              <text:p/>
            </draw:image>
          </draw:frame>
          <draw:frame draw:style-name="gr1" draw:text-style-name="P1" draw:layer="layout" svg:width="4.255cm" svg:height="2.894cm" svg:x="5.446cm" svg:y="7.2cm">
            <draw:image xlink:href="Pictures/1000000000000110000000B96546179676F7A1F3.png" xlink:type="simple" xlink:show="embed" xlink:actuate="onLoad">
              <text:p/>
            </draw:image>
          </draw:frame>
          <draw:frame draw:style-name="gr1" draw:text-style-name="P1" draw:layer="layout" svg:width="6.735cm" svg:height="6.735cm" svg:x="0cm" svg:y="4.9cm">
            <draw:image xlink:href="Pictures/10000201000000E1000000E1B4D3AC6528AC8068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cm" fo:page-height="1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4:53:21.645283202</meta:creation-date>
    <dc:date>2020-05-09T14:58:06.495214612</dc:date>
    <meta:editing-duration>PT4M45S</meta:editing-duration>
    <meta:editing-cycles>1</meta:editing-cycles>
    <meta:document-statistic meta:object-count="6"/>
    <meta:generator>LibreOffice/6.0.7.3$Linux_X86_64 LibreOffice_project/00m0$Build-3</meta:generator>
  </office:meta>
</office:document-meta>
</file>